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lam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1cm" svg:height="19.05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51cm" svg:height="1.905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3.175cm" svg:x="2.27cm" svg:y="24.4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lame" draw:style="linear" draw:start-color="#800000" draw:end-color="#ffff00" draw:start-intensity="100%" draw:end-intensity="100%" draw:angle="450" draw:border="2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atrick Valsecchi</meta:initial-creator>
    <meta:creation-date>2008-05-07T14:49:00</meta:creation-date>
    <dc:creator>Patrick Valsecchi</dc:creator>
    <dc:date>2008-05-07T14:54:19</dc:date>
    <meta:editing-cycles>2</meta:editing-cycles>
    <meta:editing-duration>PT4M34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